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language="fr" fo:country="FR" officeooo:rsid="0013ef56" officeooo:paragraph-rsid="0013ef56"/>
    </style:style>
    <style:style style:name="P2" style:family="paragraph" style:parent-style-name="Standard">
      <style:paragraph-properties fo:text-align="start" style:justify-single-word="false"/>
      <style:text-properties style:font-name="DejaVu Sans" fo:language="fr" fo:country="FR" fo:font-style="normal" style:text-underline-style="none" fo:font-weight="normal" officeooo:rsid="01e4c408" officeooo:paragraph-rsid="01e4c408"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style:font-name="DejaVu Sans" fo:language="fr" fo:country="FR" fo:font-style="normal" style:text-underline-style="none" fo:font-weight="normal" officeooo:rsid="01e61191" officeooo:paragraph-rsid="01e61191"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style:font-name="DejaVu Sans" fo:language="fr" fo:country="FR" fo:font-style="normal" style:text-underline-style="none" fo:font-weight="normal" officeooo:rsid="01e75bf5" officeooo:paragraph-rsid="01e75bf5"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style:font-name="DejaVu Sans" fo:language="fr" fo:country="FR" fo:font-style="normal" style:text-underline-style="none" fo:font-weight="normal" officeooo:rsid="01e93be7" officeooo:paragraph-rsid="01e93be7"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style:font-name="DejaVu Sans" fo:language="fr" fo:country="FR" fo:font-style="normal" style:text-underline-style="none" fo:font-weight="normal" officeooo:rsid="01ea867c" officeooo:paragraph-rsid="01ea867c"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style:font-name="DejaVu Sans" fo:language="fr" fo:country="FR" fo:font-style="normal" style:text-underline-style="none" fo:font-weight="normal" officeooo:rsid="01eb9acb" officeooo:paragraph-rsid="01eb9acb"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style:font-name="DejaVu Sans" fo:language="fr" fo:country="FR" fo:font-style="normal" style:text-underline-style="none" fo:font-weight="normal" officeooo:rsid="01ebdb06" officeooo:paragraph-rsid="01ebdb06"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font-name="DejaVu Sans" fo:language="fr" fo:country="FR" fo:font-style="normal" style:text-underline-style="none" fo:font-weight="normal" officeooo:rsid="01edb4c5" officeooo:paragraph-rsid="01edb4c5"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font-name="DejaVu Sans" fo:language="fr" fo:country="FR" fo:font-style="normal" style:text-underline-style="none" fo:font-weight="normal" officeooo:rsid="01ef122b" officeooo:paragraph-rsid="01ef122b"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DejaVu Sans" fo:language="fr" fo:country="FR" fo:font-style="normal" style:text-underline-style="none" fo:font-weight="normal" officeooo:rsid="01ef70c9" officeooo:paragraph-rsid="01ef70c9"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font-name="DejaVu Sans" fo:language="fr" fo:country="FR" fo:font-style="normal" style:text-underline-style="none" fo:font-weight="normal" officeooo:rsid="01efad4f" officeooo:paragraph-rsid="01efad4f"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font-name="DejaVu Sans" fo:language="fr" fo:country="FR" fo:font-style="normal" style:text-underline-style="none" fo:font-weight="normal" officeooo:rsid="01efdc40" officeooo:paragraph-rsid="01efdc40"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font-name="DejaVu Sans" fo:language="fr" fo:country="FR" fo:font-style="normal" style:text-underline-style="none" fo:font-weight="normal" officeooo:rsid="01efece8" officeooo:paragraph-rsid="01efece8"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style:font-name="DejaVu Sans" fo:language="fr" fo:country="FR" fo:font-style="normal" style:text-underline-style="none" fo:font-weight="normal" officeooo:rsid="01f1b2ba" officeooo:paragraph-rsid="01f1b2ba"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style:font-name="DejaVu Sans" fo:language="fr" fo:country="FR" fo:font-style="normal" style:text-underline-style="none" fo:font-weight="normal" officeooo:rsid="01f2f95e" officeooo:paragraph-rsid="01f2f95e"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style:font-name="DejaVu Sans" fo:language="fr" fo:country="FR" fo:font-style="normal" style:text-underline-style="none" fo:font-weight="normal" officeooo:rsid="01f4a03e" officeooo:paragraph-rsid="01f4a03e"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style:font-name="DejaVu Sans" fo:language="fr" fo:country="FR" fo:font-style="normal" style:text-underline-style="none" fo:font-weight="normal" officeooo:rsid="01f61af4" officeooo:paragraph-rsid="01f61af4"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style:font-name="DejaVu Sans" fo:language="fr" fo:country="FR" fo:font-style="normal" style:text-underline-style="none" fo:font-weight="normal" officeooo:rsid="01f7283e" officeooo:paragraph-rsid="01f7283e"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style:font-name="DejaVu Sans" fo:language="fr" fo:country="FR" fo:font-style="normal" style:text-underline-style="none" fo:font-weight="normal" officeooo:rsid="01f90c24" officeooo:paragraph-rsid="01f90c24"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style:font-name="DejaVu Sans" fo:language="fr" fo:country="FR" fo:font-style="normal" style:text-underline-style="none" fo:font-weight="normal" officeooo:rsid="01faecbd" officeooo:paragraph-rsid="01faecbd"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DejaVu Sans" fo:language="fr" fo:country="FR" fo:font-style="normal" style:text-underline-style="none" fo:font-weight="normal" officeooo:rsid="01fbdfcf" officeooo:paragraph-rsid="01fbdfcf"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style:font-name="DejaVu Sans" fo:language="fr" fo:country="FR" fo:font-style="normal" style:text-underline-style="none" fo:font-weight="normal" officeooo:rsid="01fc5511" officeooo:paragraph-rsid="01fc5511"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style:font-name="DejaVu Sans" fo:language="fr" fo:country="FR" fo:font-style="normal" style:text-underline-style="none" fo:font-weight="normal" officeooo:rsid="01fcd8ca" officeooo:paragraph-rsid="01fcd8ca"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style:font-name="DejaVu Sans" fo:language="fr" fo:country="FR" fo:font-style="normal" style:text-underline-style="none" fo:font-weight="normal" officeooo:rsid="0202f3db" officeooo:paragraph-rsid="0202f3db"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style:font-name="DejaVu Sans" fo:language="fr" fo:country="FR" fo:font-style="normal" style:text-underline-style="none" fo:font-weight="normal" officeooo:rsid="0204d1a6" officeooo:paragraph-rsid="0204d1a6"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style:font-name="DejaVu Sans" fo:language="fr" fo:country="FR" fo:font-style="normal" style:text-underline-style="none" fo:font-weight="normal" officeooo:rsid="02063190" officeooo:paragraph-rsid="02063190"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style:font-name="DejaVu Sans" fo:language="fr" fo:country="FR" fo:font-style="normal" style:text-underline-style="none" fo:font-weight="normal" officeooo:rsid="02069707" officeooo:paragraph-rsid="02069707"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style:font-name="DejaVu Sans" fo:language="fr" fo:country="FR" fo:font-style="normal" style:text-underline-style="none" fo:font-weight="normal" officeooo:rsid="020893f9" officeooo:paragraph-rsid="020893f9"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style:font-name="DejaVu Sans" fo:language="fr" fo:country="FR" fo:font-style="normal" style:text-underline-style="none" fo:font-weight="normal" officeooo:rsid="0208f50b" officeooo:paragraph-rsid="0208f50b"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style:font-name="DejaVu Sans" fo:language="fr" fo:country="FR" fo:font-style="normal" style:text-underline-style="none" fo:font-weight="normal" officeooo:rsid="020adb16" officeooo:paragraph-rsid="020adb16"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style:font-name="DejaVu Sans" fo:language="fr" fo:country="FR" fo:font-style="normal" style:text-underline-style="none" fo:font-weight="normal" officeooo:rsid="020c9064" officeooo:paragraph-rsid="020c9064"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style:font-name="DejaVu Sans" fo:language="fr" fo:country="FR" fo:font-style="normal" style:text-underline-style="none" fo:font-weight="normal" officeooo:rsid="020d0ad1" officeooo:paragraph-rsid="020d0ad1"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style:font-name="DejaVu Sans" fo:language="fr" fo:country="FR" fo:font-style="normal" style:text-underline-style="none" fo:font-weight="normal" officeooo:rsid="020ef840" officeooo:paragraph-rsid="020ef840"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style:font-name="DejaVu Sans" fo:language="fr" fo:country="FR" fo:font-style="normal" style:text-underline-style="none" fo:font-weight="normal" officeooo:rsid="020f3f00" officeooo:paragraph-rsid="020f3f00"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style:font-name="DejaVu Sans" fo:language="fr" fo:country="FR" fo:font-style="normal" style:text-underline-style="none" fo:font-weight="normal" officeooo:rsid="02003a96" officeooo:paragraph-rsid="02003a96"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style:font-name="DejaVu Sans" fo:language="fr" fo:country="FR" fo:font-style="normal" style:text-underline-style="none" fo:font-weight="normal" officeooo:rsid="02020587" officeooo:paragraph-rsid="02020587"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style:font-name="DejaVu Sans" fo:language="fr" fo:country="FR" fo:font-style="normal" style:text-underline-style="none" fo:font-weight="bold" officeooo:rsid="02063190" officeooo:paragraph-rsid="02063190" style:font-style-asian="normal" style:font-weight-asian="bold" style:font-style-complex="normal" style:font-weight-complex="bold"/>
    </style:style>
    <style:style style:name="P39" style:family="paragraph" style:parent-style-name="Standard">
      <style:paragraph-properties fo:text-align="start" style:justify-single-word="false"/>
      <style:text-properties style:font-name="DejaVu Sans" fo:language="fr" fo:country="FR" fo:font-style="normal" style:text-underline-style="solid" style:text-underline-width="auto" style:text-underline-color="font-color" fo:font-weight="normal" officeooo:rsid="01fe4bbd" officeooo:paragraph-rsid="01fe4bbd" style:font-style-asian="normal" style:font-weight-asian="normal" style:font-style-complex="normal" style:font-weight-complex="normal"/>
    </style:style>
    <style:style style:name="P40" style:family="paragraph" style:parent-style-name="Standard">
      <style:paragraph-properties fo:text-align="center" style:justify-single-word="false"/>
      <style:text-properties style:font-name="DejaVu Sans" fo:language="fr" fo:country="FR" officeooo:rsid="0013ef56" officeooo:paragraph-rsid="0013ef56" style:font-size-asian="10.5pt"/>
    </style:style>
    <style:style style:name="P41" style:family="paragraph" style:parent-style-name="Standard">
      <style:paragraph-properties fo:text-align="start" style:justify-single-word="false"/>
      <style:text-properties style:font-name="DejaVu Sans" fo:language="fr" fo:country="FR" officeooo:rsid="0013ef56" officeooo:paragraph-rsid="0013ef56" style:font-size-asian="10.5pt"/>
    </style:style>
    <style:style style:name="P42" style:family="paragraph" style:parent-style-name="Standard">
      <style:paragraph-properties fo:text-align="start" style:justify-single-word="false"/>
      <style:text-properties style:font-name="DejaVu Sans" fo:language="fr" fo:country="FR" fo:font-weight="bold" officeooo:rsid="02063190" officeooo:paragraph-rsid="02063190" style:font-size-asian="10.5pt" style:font-weight-asian="bold" style:font-weight-complex="bold"/>
    </style:style>
    <style:style style:name="P43" style:family="paragraph" style:parent-style-name="Standard">
      <style:paragraph-properties fo:text-align="center" style:justify-single-word="false"/>
      <style:text-properties style:font-name="DejaVu Sans" fo:font-size="15pt" fo:language="fr" fo:country="FR" fo:font-weight="bold" officeooo:rsid="0013ef56" officeooo:paragraph-rsid="0013ef56" style:font-size-asian="15pt" style:font-weight-asian="bold" style:font-size-complex="15pt" style:font-weight-complex="bold"/>
    </style:style>
    <style:style style:name="P44" style:family="paragraph" style:parent-style-name="Standard">
      <style:paragraph-properties fo:text-align="center" style:justify-single-word="false"/>
      <style:text-properties style:font-name="DejaVu Sans" fo:font-size="13pt" fo:language="fr" fo:country="FR" fo:font-weight="bold" officeooo:rsid="0013ef56" officeooo:paragraph-rsid="0013ef56" style:font-size-asian="13pt" style:font-weight-asian="bold" style:font-size-complex="13pt" style:font-weight-complex="bold"/>
    </style:style>
    <style:style style:name="P45" style:family="paragraph" style:parent-style-name="Standard" style:list-style-name="L1">
      <style:paragraph-properties fo:text-align="start" style:justify-single-word="false"/>
      <style:text-properties style:font-name="DejaVu Sans" fo:language="fr" fo:country="FR" fo:font-style="normal" style:text-underline-style="none" fo:font-weight="normal" officeooo:rsid="01fe4bbd" officeooo:paragraph-rsid="01fe4bbd" style:font-style-asian="normal" style:font-weight-asian="normal" style:font-style-complex="normal" style:font-weight-complex="normal"/>
    </style:style>
    <style:style style:name="P46" style:family="paragraph" style:parent-style-name="Standard" style:list-style-name="L1">
      <style:paragraph-properties fo:text-align="start" style:justify-single-word="false"/>
      <style:text-properties style:font-name="DejaVu Sans" fo:language="fr" fo:country="FR" fo:font-style="normal" style:text-underline-style="none" fo:font-weight="normal" officeooo:rsid="02003a96" officeooo:paragraph-rsid="02003a96"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officeooo:rsid="01e4c408"/>
    </style:style>
    <style:style style:name="T3" style:family="text">
      <style:text-properties officeooo:rsid="01e6a59c"/>
    </style:style>
    <style:style style:name="T4" style:family="text">
      <style:text-properties officeooo:rsid="01f40f7a"/>
    </style:style>
    <style:style style:name="T5" style:family="text">
      <style:text-properties officeooo:rsid="0204ddd2"/>
    </style:style>
    <style:style style:name="T6" style:family="text">
      <style:text-properties officeooo:rsid="020adb16"/>
    </style:style>
    <style:style style:name="T7" style:family="text">
      <style:text-properties officeooo:rsid="020c906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RÉSEAUX OPÉRÉS AVANCÉS</text:p>
      <text:p text:style-name="P1"/>
      <text:p text:style-name="P44">Une brève introduction à <text:span text:style-name="T2">MPLS</text:span></text:p>
      <text:p text:style-name="P40"/>
      <text:p text:style-name="P41"/>
      <text:p text:style-name="P42">Plan de données</text:p>
      <text:p text:style-name="P41"/>
      <text:p text:style-name="P2"># 5</text:p>
      <text:p text:style-name="P2">On peut pas router les adresses non routables donc les machines d’un site ne peuvent pas communiquer avec les machines d’un autre site.</text:p>
      <text:p text:style-name="P2"/>
      <text:p text:style-name="P2"># 11 - <text:span text:style-name="T3">9</text:span></text:p>
      <text:p text:style-name="P3">MPLS outil d’ingénierie de trafic très puissant</text:p>
      <text:p text:style-name="P3">Routage IP ne permet pas de faire de l’ingénierie de trafic </text:p>
      <text:p text:style-name="P3">Pas de demande de connexion dans IP donc pas possible de prévoir le trafic (à large échelle les opérateurs sont capables de dessiner un profil approximatif du trafic en fonction du jour dans la semaine)</text:p>
      <text:p text:style-name="P3"/>
      <text:p text:style-name="P4">Ingénierie très simple et bien fait avec MPLS</text:p>
      <text:p text:style-name="P5">Circuit virtuel on sait à l’avance qu’on va avoir besoin de ressource</text:p>
      <text:p text:style-name="P5"/>
      <text:p text:style-name="P6"># 13 – 11</text:p>
      <text:p text:style-name="P6">Plutôt que regarder pour chaque routeur, on construit un circuit virtuel de R1 à R5, de router le paquet dans le tuyau et de commuter</text:p>
      <text:p text:style-name="P6"/>
      <text:p text:style-name="P6"># 15 – 13</text:p>
      <text:p text:style-name="P6">Le routeur R1 dit qu’il y a un paquet vers A2 donc vers mpls r2</text:p>
      <text:p text:style-name="P6">Routeur R2 probablement routeur IP et commutateur MPLS</text:p>
      <text:p text:style-name="P6">Ce qui arrive de R1 avec le numéro 42 repart vers r3 avec le numéro 17</text:p>
      <text:p text:style-name="P6"/>
      <text:p text:style-name="P7">On peut rajouter un tuyau qui passe par R5 et trier le trafic</text:p>
      <text:p text:style-name="P8">Quand le routeur reçoit un paquet MPLS, il le commute en fonction du label et ne regarde pas l’adresse IP. Il commute seulement et ne route pas.</text:p>
      <text:p text:style-name="P8">Si il y a des labels différents ça peut prendre un chemin différent.</text:p>
      <text:p text:style-name="P8"/>
      <text:p text:style-name="P9"># 16 – 14</text:p>
      <text:p text:style-name="P10">Chemin en rouge → LSP : Label switched path, c’est le circuit virtuel X25</text:p>
      <text:p text:style-name="P10">Pas de LSP mis en place à chaque fois qu’il y a une connexion, durée de vie plus longue voire permanente </text:p>
      <text:p text:style-name="P10"/>
      <text:p text:style-name="P10">Routeur MPLS (on commute on route pas) : LSR (= routeur IP)</text:p>
      <text:p text:style-name="P10">Commutateur MPLS</text:p>
      <text:p text:style-name="P10"/>
      <text:p text:style-name="P10">Routeurs d’entrée/ sortie / coeur</text:p>
      <text:p text:style-name="P10"/>
      <text:p text:style-name="P10">FEC classe dans laquelle tous les paquets sont équivalents et vont passer par le même LSP</text:p>
      <text:p text:style-name="P10"/>
      <text:p text:style-name="P11">Label permet d’identifier la FEC du paquet dans son entête</text:p>
      <text:p text:style-name="P11"/>
      <text:p text:style-name="P12"># 19 – 17</text:p>
      <text:p text:style-name="P13"><text:soft-page-break/>IP sur MPLS sur ethernet → pas de numéro de circuit virtuel donc on en introduit un</text:p>
      <text:p text:style-name="P13">Paquet IP dans un paquet MPLS</text:p>
      <text:p text:style-name="P13">Paquet IP devient une donnée</text:p>
      <text:p text:style-name="P13"/>
      <text:p text:style-name="P14">Entête MPLS de 3 octets </text:p>
      <text:p text:style-name="P14">20 bits label → équivalent de DLCI dans FR &amp; VPI/VCI dans ATM</text:p>
      <text:p text:style-name="P15">Exp 3 bits réservés pour un usage futur</text:p>
      <text:p text:style-name="P15">S sert à stacker les label</text:p>
      <text:p text:style-name="P15">TTL 8 bits → besoin de véhiculer le champ TTL de IP, on en a besoin </text:p>
      <text:p text:style-name="P15"/>
      <text:p text:style-name="P18">Le dernier label a le bit S à 1</text:p>
      <text:p text:style-name="P15"/>
      <text:p text:style-name="P18"># 22</text:p>
      <text:p text:style-name="P19">ingress LER</text:p>
      <text:p text:style-name="P19">a la charge de mettre en œuvre le FEC</text:p>
      <text:p text:style-name="P19">C’est lui qui va décider que tel paquet correspond à la FEC → <text:span text:style-name="T1">push </text:span>un label</text:p>
      <text:p text:style-name="P19"/>
      <text:p text:style-name="P19">LSR de coeur</text:p>
      <text:p text:style-name="P19">commute le paquet, peut changer la valeur du label → <text:span text:style-name="T1">swap</text:span></text:p>
      <text:p text:style-name="P19"/>
      <text:p text:style-name="P19">egress LER</text:p>
      <text:p text:style-name="P19">reçoit des paquets et <text:span text:style-name="T1">pop</text:span> le label (l’enlève) et passe le contenu à qui de droit</text:p>
      <text:p text:style-name="P15"/>
      <text:p text:style-name="P19">Entrée dans le LSP peut engendrer une décision de routage. Ensuite, les commutateurs MPLS commutent en fonction du label.</text:p>
      <text:p text:style-name="P19">Si un commutateur doit changer le label d’un paquet ça a été décidé avant dans un plan de routage.</text:p>
      <text:p text:style-name="P15"/>
      <text:p text:style-name="P16"># 2<text:span text:style-name="T4">4 – 19</text:span></text:p>
      <text:p text:style-name="P17">Dans MPLS, on va avoir un LSP qui parcoure une grande partie du réseau et d’autres LSP qui peuvent être à l’intérieur d’autres LSP.</text:p>
      <text:p text:style-name="P17"/>
      <text:p text:style-name="P18">Mis en œuvre par l’empilement de label.</text:p>
      <text:p text:style-name="P18">Dès qu’on met un tuyau dans un autre tuyau, on empile un label</text:p>
      <text:p text:style-name="P18"/>
      <text:p text:style-name="P18">Quand on reçoit un paquet MPLS, si le bit est à 0 on sait qu’il y a un autre paquet MPLS dedans, c’est encapsulé jusqu’au paquet avec S = 1</text:p>
      <text:p text:style-name="P18"/>
      <text:p text:style-name="P20"># 26 – 20</text:p>
      <text:p text:style-name="P20">Champ TTL</text:p>
      <text:p text:style-name="P20">Il faut qu’à tout moment, la valeur du champ TTL corresponde à la valeur initiale moins le nombre de rotueurs traversés mais commutateurs MPLS ne touchent pas au champ</text:p>
      <text:p text:style-name="P20"/>
      <text:p text:style-name="P21">Dès qu’on fait un push de label, on empile un nouveau label mpls</text:p>
      <text:p text:style-name="P21"/>
      <text:p text:style-name="P22">Dès qu’on empile, on recopie le TTL et dès qu’on traverse un équipement on le décrémente</text:p>
      <text:p text:style-name="P22">Quand on POP, on met le nouveau TTL dans le paquet IP</text:p>
      <text:p text:style-name="P23">On travaille sur le TTL le plus englobant, le premier qui encapsule les autres</text:p>
      <text:p text:style-name="P23"/>
      <text:p text:style-name="P24"><text:soft-page-break/># 28 – 26</text:p>
      <text:p text:style-name="P24">LSR de sortie (egress LER)</text:p>
      <text:p text:style-name="P24">Regarde dans une table de commutation (label, interface d’entrée). Si c’est la fin du LSP, c’est un paquet IP. On regarde l’adresse IP et la table de routage et on route le paquet.</text:p>
      <text:p text:style-name="P24"/>
      <text:p text:style-name="P24">Egress LER au bout du trafic et beaucoup de circulation donc induit une charge</text:p>
      <text:p text:style-name="P24"/>
      <text:p text:style-name="P24"/>
      <text:p text:style-name="P24">Avant dernier paquet</text:p>
      <text:p text:style-name="P24">Penultimate Hop Popping PHP</text:p>
      <text:p text:style-name="P24"/>
      <text:p text:style-name="P24">Fait pareil qu’au dessus, reçoit le paquet voit le label MPLS et l’envoie au suivant en sachant que c’est le dernier</text:p>
      <text:p text:style-name="P24"/>
      <text:p text:style-name="P24">L’avant dernier enlève le label et swap le paquet, le dernier reçoit un paquet IPV4 de suite et n’a qu’à parcourir la table de routage et router</text:p>
      <text:p text:style-name="P24"/>
      <text:p text:style-name="P24">Entre le pénultième et le dernier, il y a un paquet IP envoyé de l’avant dernier au dernier dans une trame ethernet parce qu’il est dans un tuyau MPLS. Paquet IP dans une trame ethernet mais c’est pas du routage, c’est de la commutation</text:p>
      <text:p text:style-name="P24"/>
      <text:p text:style-name="P39">Deux variantes</text:p>
      <text:list xml:id="list2145148910" text:style-name="L1">
        <text:list-item>
          <text:p text:style-name="P45">Implicite : label 3 dédié à ça, ce qui est dit au dessus. Comportement défini par défaut pour le label 3, quand on l’a on l’enlève. Le dernier sait qu’il est dernier et demande à l’avant dernier d’utiliser le label 3. Donc l’avant dernier swap en change le label vers 3.</text:p>
          <text:p text:style-name="P46">Champ EXP perdu</text:p>
        </text:list-item>
        <text:list-item>
          <text:p text:style-name="P46">Explicit null : label 0, l’avant dernier swap vers label 0. Quand le dernier reçoit le paquet, il détruit le label quand il y a 0 donc là on a le champ EXP.</text:p>
        </text:list-item>
      </text:list>
      <text:p text:style-name="P36"/>
      <text:p text:style-name="P37"># 31 – 22</text:p>
      <text:p text:style-name="P37">NHLFE → table qui permet à un commutateur MPLS de déterminer un traitement</text:p>
      <text:p text:style-name="P37">En fonction d’un id, on a une opération (swap, push) le label</text:p>
      <text:p text:style-name="P37"/>
      <text:p text:style-name="P25"># 32 – 23</text:p>
      <text:p text:style-name="P25">ILM permet d’associer des paquets entrant avec un traitement</text:p>
      <text:p text:style-name="P25">ILM nous dit que ce qui arrive avec le label 20 et l’interface fe0 doit être traité avec l’id 0x01</text:p>
      <text:p text:style-name="P25"/>
      <text:p text:style-name="P25">imp-null 3 et 0</text:p>
      <text:p text:style-name="P25"/>
      <text:p text:style-name="P25"># 33 – 24</text:p>
      <text:p text:style-name="P25">FTN</text:p>
      <text:p text:style-name="P25">Table qui mène la correspondance entre une FEC et un traitement MPLS (NHLFE)</text:p>
      <text:p text:style-name="P25"/>
      <text:p text:style-name="P25"># 35</text:p>
      <text:p text:style-name="P25">MPLS unidirectionnel</text:p>
      <text:p text:style-name="P25">Marron en implicite null</text:p>
      <text:p text:style-name="P25"><text:soft-page-break/></text:p>
      <text:p text:style-name="P25"># 36</text:p>
      <text:p text:style-name="P25">R1 ce qui arrive avec le 20 repart avec le 22</text:p>
      <text:p text:style-name="P26">ce qui arrive avec le 16 repart avec in <text:span text:style-name="T5">sur 17.0.3.2 (interface droite de r2)</text:span></text:p>
      <text:p text:style-name="P26"/>
      <text:p text:style-name="P27"># 37</text:p>
      <text:p text:style-name="P27">Forwarding table de MPLS</text:p>
      <text:p text:style-name="P27">16 avec un pop → on enlève le label</text:p>
      <text:p text:style-name="P27">20 qui devient du 22</text:p>
      <text:p text:style-name="P27">Repart avec l’interface de sortie et l’adresse IP du destinataire</text:p>
      <text:p text:style-name="P27"/>
      <text:p text:style-name="P27"># 38</text:p>
      <text:p text:style-name="P27">Entre r2 et r1 label 20</text:p>
      <text:p text:style-name="P27">Entre r1 et r5 label 22</text:p>
      <text:p text:style-name="P27"/>
      <text:p text:style-name="P27"># 39</text:p>
      <text:p text:style-name="P27">Entre r5 et r1 label 16</text:p>
      <text:p text:style-name="P27">De r1 à r2 dés-encapsulé donc plus MPLS</text:p>
      <text:p text:style-name="P27"/>
      <text:p text:style-name="P38">Plan de contrôle</text:p>
      <text:p text:style-name="P27"/>
      <text:p text:style-name="P27"># 52</text:p>
      <text:p text:style-name="P28">Comment les LSR se mettent d’accord sur la numérotation sur les différents LSP</text:p>
      <text:p text:style-name="P28"/>
      <text:p text:style-name="P29">LDP protocole qui a pour but d’échanger des labels mpls </text:p>
      <text:p text:style-name="P29">Protocole hello pour découvrir les voisins</text:p>
      <text:p text:style-name="P29"/>
      <text:p text:style-name="P29"># 54<text:line-break/>Message LDP</text:p>
      <text:p text:style-name="P30">Identifiant qui permet d’identifier l’entité et un espace de nommage global au système</text:p>
      <text:p text:style-name="P31"/>
      <text:p text:style-name="P31"># 55</text:p>
      <text:p text:style-name="P31">Contenu du message, longueur et paramètres optionnels</text:p>
      <text:p text:style-name="P31"/>
      <text:p text:style-name="P31"># 56</text:p>
      <text:p text:style-name="P31">Échanges de T<text:span text:style-name="T7">LV</text:span> → type length value</text:p>
      <text:p text:style-name="P31"/>
      <text:p text:style-name="P31"># 58</text:p>
      <text:p text:style-name="P32">Découverte de voisins directs</text:p>
      <text:p text:style-name="P32">Envoie du message hello avec adresse et délai entre chaque message (pour que les voisins savent s’il y a un souci)</text:p>
      <text:p text:style-name="P32"/>
      <text:p text:style-name="P32"># 59</text:p>
      <text:p text:style-name="P32"><text:span text:style-name="T6">T</text:span>LV paramètre de Hello avec longueur de 4 octets et un hold time de 15</text:p>
      <text:p text:style-name="P32">Adresse destination multicast, toutes les machines qui font du LDP vont recevoir le message</text:p>
      <text:p text:style-name="P32"/>
      <text:p text:style-name="P33"># 61</text:p>
      <text:p text:style-name="P34">Session avec connexion TCP<text:line-break/></text:p>
      <text:p text:style-name="P34"><text:soft-page-break/># 64</text:p>
      <text:p text:style-name="P34">FEC element </text:p>
      <text:p text:style-name="P34"/>
      <text:p text:style-name="P34"># 65</text:p>
      <text:p text:style-name="P34">FEC element de type prefix FEC</text:p>
      <text:p text:style-name="P34">Longueur prefix 24</text:p>
      <text:p text:style-name="P34">type d’adresse ipv4</text:p>
      <text:p text:style-name="P34"/>
      <text:p text:style-name="P34"># 67</text:p>
      <text:p text:style-name="P34">Sur un LSP, le commutateur MPLS aval dit au commutateur amont pour tel FEC, utilisation de tel label → downstream</text:p>
      <text:p text:style-name="P34"/>
      <text:p text:style-name="P34">on demand → le amont demande à l’aval quel label utiliser</text:p>
      <text:p text:style-name="P34">unsolicited → l’aval dit à l’amont quel label utiliser</text:p>
      <text:p text:style-name="P34"/>
      <text:p text:style-name="P34"># 69</text:p>
      <text:p text:style-name="P34">Administrateur peut administrer les choses pour établir des liaisons ciblées</text:p>
      <text:p text:style-name="P34">Messages transmis en unicast vers une adresse connue et choisie par l’administrateur</text:p>
      <text:p text:style-name="P34"/>
      <text:p text:style-name="P35"># 74</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4:11:58.698710938</meta:creation-date>
    <dc:date>2019-11-10T15:14:40.881387874</dc:date>
    <meta:editing-duration>PT15H34M56S</meta:editing-duration>
    <meta:editing-cycles>452</meta:editing-cycles>
    <meta:generator>LibreOffice/6.0.7.3$Linux_X86_64 LibreOffice_project/00m0$Build-3</meta:generator>
    <meta:document-statistic meta:table-count="0" meta:image-count="0" meta:object-count="0" meta:page-count="5" meta:paragraph-count="133" meta:word-count="1314" meta:character-count="6805" meta:non-whitespace-character-count="5610"/>
  </office:meta>
</office:document-meta>
</file>